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1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47">
            <text:p>747</text:p>
          </table:table-cell>
          <table:table-cell office:value-type="float" office:value="718">
            <text:p>718</text:p>
          </table:table-cell>
          <table:table-cell table:formula="of:=ABS([.I1]-[.H1])/[.H1]" office:value-type="float" office:value="0.0388219544846051">
            <text:p>0.0388219545</text:p>
          </table:table-cell>
          <table:table-cell/>
          <table:table-cell office:value-type="string">
            <text:p>results:</text:p>
          </table:table-cell>
          <table:table-cell table:number-columns-repeated="13"/>
        </table:table-row>
        <table:table-row table:style-name="ro1">
          <table:table-cell office:value-type="string">
            <text:p>/home/watanabe/mi-paa/paa6-sat/datasat/dimacs-1/1-uf20-01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8">
            <text:p>978</text:p>
          </table:table-cell>
          <table:table-cell office:value-type="float" office:value="975">
            <text:p>975</text:p>
          </table:table-cell>
          <table:table-cell table:formula="of:=ABS([.I2]-[.H2])/[.H2]" office:value-type="float" office:value="0.00306748466257669">
            <text:p>0.0030674847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1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672">
            <text:p>672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42]" office:value-type="float" office:value="1">
            <text:p>1</text:p>
          </table:table-cell>
          <table:table-cell table:formula="of:=[.$J42]" office:value-type="float" office:value="0.00909976734176818">
            <text:p>0.0090997673</text:p>
          </table:table-cell>
          <table:table-cell table:formula="of:=[.$F84]" office:value-type="float" office:value="1">
            <text:p>1</text:p>
          </table:table-cell>
          <table:table-cell table:formula="of:=[.$J84]" office:value-type="float" office:value="0.0154450934132863">
            <text:p>0.0154450934</text:p>
          </table:table-cell>
          <table:table-cell table:formula="of:=[.$F126]" office:value-type="float" office:value="1">
            <text:p>1</text:p>
          </table:table-cell>
          <table:table-cell table:formula="of:=[.$J126]" office:value-type="float" office:value="0.052094801609264">
            <text:p>0.0520948016</text:p>
          </table:table-cell>
          <table:table-cell table:formula="of:=[.$F158]" office:value-type="float" office:value="0.24390243902439">
            <text:p>0.243902439</text:p>
          </table:table-cell>
          <table:table-cell table:formula="of:=[.$J158]" office:value-type="float" office:value="0.419267338593555">
            <text:p>0.4192673386</text:p>
          </table:table-cell>
          <table:table-cell table:formula="of:=[.$F164]" office:value-type="float" office:value="0">
            <text:p>0</text:p>
          </table:table-cell>
          <table:table-cell table:formula="of:=[.$J164]" office:value-type="float" office:value="0.881867134317044">
            <text:p>0.8818671343</text:p>
          </table:table-cell>
          <table:table-cell table:formula="of:=[.$F170]" office:value-type="float" office:value="0">
            <text:p>0</text:p>
          </table:table-cell>
          <table:table-cell table:formula="of:=[.$J170]" office:value-type="float" office:value="0.676907237708334">
            <text:p>0.6769072377</text:p>
          </table:table-cell>
          <table:table-cell table:formula="of:=[.$F176]" office:value-type="float" office:value="0.2">
            <text:p>0.2</text:p>
          </table:table-cell>
          <table:table-cell table:formula="of:=[.$J176]" office:value-type="float" office:value="0.795634142268781">
            <text:p>0.7956341423</text:p>
          </table:table-cell>
        </table:table-row>
        <table:table-row table:style-name="ro1">
          <table:table-cell office:value-type="string">
            <text:p>/home/watanabe/mi-paa/paa6-sat/datasat/dimacs-1/1-uf20-01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9">
            <text:p>899</text:p>
          </table:table-cell>
          <table:table-cell office:value-type="float" office:value="885">
            <text:p>885</text:p>
          </table:table-cell>
          <table:table-cell table:formula="of:=ABS([.I4]-[.H4])/[.H4]" office:value-type="float" office:value="0.0155728587319244">
            <text:p>0.01557285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9">
            <text:p>869</text:p>
          </table:table-cell>
          <table:table-cell table:formula="of:=ABS([.I5]-[.H5])/[.H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2">
            <text:p>1042</text:p>
          </table:table-cell>
          <table:table-cell table:formula="of:=ABS([.I6]-[.H6])/[.H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7">
            <text:p>1007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41">
            <text:p>1141</text:p>
          </table:table-cell>
          <table:table-cell table:formula="of:=ABS([.I8]-[.H8])/[.H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9">
            <text:p>929</text:p>
          </table:table-cell>
          <table:table-cell office:value-type="float" office:value="904">
            <text:p>904</text:p>
          </table:table-cell>
          <table:table-cell table:formula="of:=ABS([.I9]-[.H9])/[.H9]" office:value-type="float" office:value="0.0269106566200215">
            <text:p>0.02691065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46">
            <text:p>846</text:p>
          </table:table-cell>
          <table:table-cell table:formula="of:=ABS([.I10]-[.H10])/[.H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83">
            <text:p>883</text:p>
          </table:table-cell>
          <table:table-cell table:formula="of:=ABS([.I11]-[.H11])/[.H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28">
            <text:p>1228</text:p>
          </table:table-cell>
          <table:table-cell office:value-type="float" office:value="1196">
            <text:p>1196</text:p>
          </table:table-cell>
          <table:table-cell table:formula="of:=ABS([.I12]-[.H12])/[.H12]" office:value-type="float" office:value="0.0260586319218241">
            <text:p>0.02605863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9">
            <text:p>102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787">
            <text:p>787</text:p>
          </table:table-cell>
          <table:table-cell table:formula="of:=ABS([.I14]-[.H14])/[.H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57">
            <text:p>957</text:p>
          </table:table-cell>
          <table:table-cell table:formula="of:=ABS([.I15]-[.H15])/[.H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6">
            <text:p>1046</text:p>
          </table:table-cell>
          <table:table-cell table:formula="of:=ABS([.I16]-[.H16])/[.H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590">
            <text:p>590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10">
            <text:p>1110</text:p>
          </table:table-cell>
          <table:table-cell table:formula="of:=ABS([.I18]-[.H18])/[.H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4">
            <text:p>854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3">
            <text:p>853</text:p>
          </table:table-cell>
          <table:table-cell office:value-type="float" office:value="847">
            <text:p>847</text:p>
          </table:table-cell>
          <table:table-cell table:formula="of:=ABS([.I20]-[.H20])/[.H20]" office:value-type="float" office:value="0.00703399765533412">
            <text:p>0.00703399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2]-[.H22])/[.H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61">
            <text:p>861</text:p>
          </table:table-cell>
          <table:table-cell table:formula="of:=ABS([.I23]-[.H23])/[.H23]" office:value-type="float" office:value="0.0369127516778524">
            <text:p>0.03691275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5">
            <text:p>845</text:p>
          </table:table-cell>
          <table:table-cell table:formula="of:=ABS([.I24]-[.H24])/[.H24]" office:value-type="float" office:value="0.0242494226327945">
            <text:p>0.02424942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25]-[.H25])/[.H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15">
            <text:p>915</text:p>
          </table:table-cell>
          <table:table-cell table:formula="of:=ABS([.I26]-[.H26])/[.H26]" office:value-type="float" office:value="0.0576725025746653">
            <text:p>0.0576725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87">
            <text:p>887</text:p>
          </table:table-cell>
          <table:table-cell table:formula="of:=ABS([.I27]-[.H27])/[.H27]" office:value-type="float" office:value="0.00337078651685393">
            <text:p>0.0033707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28]-[.H28])/[.H28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1">
            <text:p>861</text:p>
          </table:table-cell>
          <table:table-cell table:formula="of:=ABS([.I29]-[.H29])/[.H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30]-[.H30])/[.H30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31]-[.H31])/[.H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32]-[.H32])/[.H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30">
            <text:p>930</text:p>
          </table:table-cell>
          <table:table-cell table:formula="of:=ABS([.I33]-[.H33])/[.H33]" office:value-type="float" office:value="0.0200210748155954">
            <text:p>0.02002107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34]-[.H34])/[.H34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08">
            <text:p>808</text:p>
          </table:table-cell>
          <table:table-cell table:formula="of:=ABS([.I35]-[.H35])/[.H35]" office:value-type="float" office:value="0.0158343483556638">
            <text:p>0.01583434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36]-[.H36])/[.H36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96">
            <text:p>996</text:p>
          </table:table-cell>
          <table:table-cell table:formula="of:=ABS([.I37]-[.H37])/[.H37]" office:value-type="float" office:value="0.0216110019646365">
            <text:p>0.0216110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23">
            <text:p>1123</text:p>
          </table:table-cell>
          <table:table-cell table:formula="of:=ABS([.I38]-[.H38])/[.H38]" office:value-type="float" office:value="0.0409906063193851">
            <text:p>0.04099060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39]-[.H39])/[.H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41]-[.H41])/[.H4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:.D41]; &quot;T&quot;)" office:value-type="float" office:value="41">
            <text:p>41</text:p>
          </table:table-cell>
          <table:table-cell table:formula="of:=[.E42]/41" office:value-type="float" office:value="1">
            <text:p>1</text:p>
          </table:table-cell>
          <table:table-cell table:number-columns-repeated="3"/>
          <table:table-cell table:formula="of:=AVERAGE([.J1:.J41])" office:value-type="float" office:value="0.00909976734176818">
            <text:p>0.00909976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33">
            <text:p>633</text:p>
          </table:table-cell>
          <table:table-cell office:value-type="float" office:value="621">
            <text:p>621</text:p>
          </table:table-cell>
          <table:table-cell table:formula="of:=ABS([.I43]-[.H43])/[.H43]" office:value-type="float" office:value="0.018957345971564">
            <text:p>0.0189573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office:value-type="float" office:value="819">
            <text:p>819</text:p>
          </table:table-cell>
          <table:table-cell table:formula="of:=ABS([.I44]-[.H44])/[.H44]" office:value-type="float" office:value="0.015625">
            <text:p>0.0156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21">
            <text:p>621</text:p>
          </table:table-cell>
          <table:table-cell table:formula="of:=ABS([.I45]-[.H45])/[.H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0">
            <text:p>830</text:p>
          </table:table-cell>
          <table:table-cell office:value-type="float" office:value="811">
            <text:p>811</text:p>
          </table:table-cell>
          <table:table-cell table:formula="of:=ABS([.I46]-[.H46])/[.H46]" office:value-type="float" office:value="0.0228915662650602">
            <text:p>0.02289156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7">
            <text:p>777</text:p>
          </table:table-cell>
          <table:table-cell office:value-type="float" office:value="752">
            <text:p>752</text:p>
          </table:table-cell>
          <table:table-cell table:formula="of:=ABS([.I47]-[.H47])/[.H47]" office:value-type="float" office:value="0.0321750321750322">
            <text:p>0.03217503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30">
            <text:p>1030</text:p>
          </table:table-cell>
          <table:table-cell table:formula="of:=ABS([.I48]-[.H48])/[.H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4">
            <text:p>864</text:p>
          </table:table-cell>
          <table:table-cell office:value-type="float" office:value="816">
            <text:p>816</text:p>
          </table:table-cell>
          <table:table-cell table:formula="of:=ABS([.I49]-[.H49])/[.H49]" office:value-type="float" office:value="0.0555555555555556">
            <text:p>0.055555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office:value-type="float" office:value="1000">
            <text:p>1000</text:p>
          </table:table-cell>
          <table:table-cell table:formula="of:=ABS([.I50]-[.H50])/[.H50]" office:value-type="float" office:value="0.0512333965844402">
            <text:p>0.05123339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7">
            <text:p>907</text:p>
          </table:table-cell>
          <table:table-cell table:formula="of:=ABS([.I51]-[.H51])/[.H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4">
            <text:p>774</text:p>
          </table:table-cell>
          <table:table-cell office:value-type="float" office:value="755">
            <text:p>755</text:p>
          </table:table-cell>
          <table:table-cell table:formula="of:=ABS([.I52]-[.H52])/[.H52]" office:value-type="float" office:value="0.0245478036175711">
            <text:p>0.02454780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43">
            <text:p>743</text:p>
          </table:table-cell>
          <table:table-cell table:formula="of:=ABS([.I53]-[.H53])/[.H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98">
            <text:p>1198</text:p>
          </table:table-cell>
          <table:table-cell table:formula="of:=ABS([.I54]-[.H54])/[.H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55]-[.H55])/[.H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91">
            <text:p>691</text:p>
          </table:table-cell>
          <table:table-cell table:formula="of:=ABS([.I56]-[.H56])/[.H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01">
            <text:p>901</text:p>
          </table:table-cell>
          <table:table-cell office:value-type="float" office:value="869">
            <text:p>869</text:p>
          </table:table-cell>
          <table:table-cell table:formula="of:=ABS([.I57]-[.H57])/[.H57]" office:value-type="float" office:value="0.0355160932297447">
            <text:p>0.03551609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63">
            <text:p>963</text:p>
          </table:table-cell>
          <table:table-cell table:formula="of:=ABS([.I58]-[.H58])/[.H5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562">
            <text:p>562</text:p>
          </table:table-cell>
          <table:table-cell table:formula="of:=ABS([.I59]-[.H59])/[.H5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1">
            <text:p>1061</text:p>
          </table:table-cell>
          <table:table-cell office:value-type="float" office:value="1019">
            <text:p>1019</text:p>
          </table:table-cell>
          <table:table-cell table:formula="of:=ABS([.I60]-[.H60])/[.H60]" office:value-type="float" office:value="0.0395852968897267">
            <text:p>0.03958529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1">
            <text:p>831</text:p>
          </table:table-cell>
          <table:table-cell table:formula="of:=ABS([.I61]-[.H61])/[.H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5">
            <text:p>775</text:p>
          </table:table-cell>
          <table:table-cell table:formula="of:=ABS([.I62]-[.H62])/[.H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63]-[.H63])/[.H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64]-[.H64])/[.H6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77">
            <text:p>877</text:p>
          </table:table-cell>
          <table:table-cell table:formula="of:=ABS([.I65]-[.H65])/[.H65]" office:value-type="float" office:value="0.0190156599552573">
            <text:p>0.019015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 table:formula="of:=ABS([.I66]-[.H66])/[.H66]" office:value-type="float" office:value="0.0302267002518892">
            <text:p>0.03022670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1041">
            <text:p>1041</text:p>
          </table:table-cell>
          <table:table-cell table:formula="of:=ABS([.I67]-[.H67])/[.H67]" office:value-type="float" office:value="0.0225352112676056">
            <text:p>0.02253521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68]-[.H68])/[.H6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69]-[.H69])/[.H6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70]-[.H70])/[.H7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71]-[.H71])/[.H7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72]-[.H72])/[.H72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73]-[.H73])/[.H7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74]-[.H74])/[.H7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75]-[.H75])/[.H7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76]-[.H76])/[.H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86">
            <text:p>686</text:p>
          </table:table-cell>
          <table:table-cell table:formula="of:=ABS([.I77]-[.H77])/[.H77]" office:value-type="float" office:value="0.0392156862745098">
            <text:p>0.03921568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846">
            <text:p>846</text:p>
          </table:table-cell>
          <table:table-cell table:formula="of:=ABS([.I78]-[.H78])/[.H78]" office:value-type="float" office:value="0.128733264675592">
            <text:p>0.12873326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86">
            <text:p>886</text:p>
          </table:table-cell>
          <table:table-cell table:formula="of:=ABS([.I79]-[.H79])/[.H79]" office:value-type="float" office:value="0.0306345733041575">
            <text:p>0.03063457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104">
            <text:p>1104</text:p>
          </table:table-cell>
          <table:table-cell table:formula="of:=ABS([.I80]-[.H80])/[.H80]" office:value-type="float" office:value="0.029023746701847">
            <text:p>0.02902374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81">
            <text:p>981</text:p>
          </table:table-cell>
          <table:table-cell table:formula="of:=ABS([.I81]-[.H81])/[.H81]" office:value-type="float" office:value="0.014070351758794">
            <text:p>0.01407035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82]-[.H82])/[.H8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15">
            <text:p>915</text:p>
          </table:table-cell>
          <table:table-cell table:formula="of:=ABS([.I83]-[.H83])/[.H83]" office:value-type="float" office:value="0.0224358974358974">
            <text:p>0.022435897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3:.D83]; &quot;T&quot;)" office:value-type="float" office:value="41">
            <text:p>41</text:p>
          </table:table-cell>
          <table:table-cell table:formula="of:=[.E84]/41" office:value-type="float" office:value="1">
            <text:p>1</text:p>
          </table:table-cell>
          <table:table-cell table:number-columns-repeated="3"/>
          <table:table-cell table:formula="of:=AVERAGE([.J43:.J83])" office:value-type="float" office:value="0.0154450934132863">
            <text:p>0.01544509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71">
            <text:p>571</text:p>
          </table:table-cell>
          <table:table-cell office:value-type="float" office:value="556">
            <text:p>556</text:p>
          </table:table-cell>
          <table:table-cell table:formula="of:=ABS([.I85]-[.H85])/[.H85]" office:value-type="float" office:value="0.0262697022767075">
            <text:p>0.02626970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59">
            <text:p>759</text:p>
          </table:table-cell>
          <table:table-cell table:formula="of:=ABS([.I86]-[.H86])/[.H8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69">
            <text:p>569</text:p>
          </table:table-cell>
          <table:table-cell table:formula="of:=ABS([.I87]-[.H87])/[.H8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33">
            <text:p>633</text:p>
          </table:table-cell>
          <table:table-cell table:formula="of:=ABS([.I88]-[.H88])/[.H88]" office:value-type="float" office:value="0.0786026200873363">
            <text:p>0.07860262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66">
            <text:p>766</text:p>
          </table:table-cell>
          <table:table-cell office:value-type="float" office:value="708">
            <text:p>708</text:p>
          </table:table-cell>
          <table:table-cell table:formula="of:=ABS([.I89]-[.H89])/[.H89]" office:value-type="float" office:value="0.0757180156657963">
            <text:p>0.07571801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7">
            <text:p>937</text:p>
          </table:table-cell>
          <table:table-cell table:formula="of:=ABS([.I90]-[.H90])/[.H9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5">
            <text:p>715</text:p>
          </table:table-cell>
          <table:table-cell table:formula="of:=ABS([.I91]-[.H91])/[.H9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54">
            <text:p>1054</text:p>
          </table:table-cell>
          <table:table-cell office:value-type="float" office:value="904">
            <text:p>904</text:p>
          </table:table-cell>
          <table:table-cell table:formula="of:=ABS([.I92]-[.H92])/[.H92]" office:value-type="float" office:value="0.142314990512334">
            <text:p>0.1423149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2">
            <text:p>842</text:p>
          </table:table-cell>
          <table:table-cell office:value-type="float" office:value="734">
            <text:p>734</text:p>
          </table:table-cell>
          <table:table-cell table:formula="of:=ABS([.I93]-[.H93])/[.H93]" office:value-type="float" office:value="0.128266033254157">
            <text:p>0.12826603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8">
            <text:p>748</text:p>
          </table:table-cell>
          <table:table-cell table:formula="of:=ABS([.I94]-[.H94])/[.H9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71">
            <text:p>671</text:p>
          </table:table-cell>
          <table:table-cell office:value-type="float" office:value="648">
            <text:p>648</text:p>
          </table:table-cell>
          <table:table-cell table:formula="of:=ABS([.I95]-[.H95])/[.H95]" office:value-type="float" office:value="0.0342771982116244">
            <text:p>0.03427719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31">
            <text:p>1131</text:p>
          </table:table-cell>
          <table:table-cell office:value-type="float" office:value="1096">
            <text:p>1096</text:p>
          </table:table-cell>
          <table:table-cell table:formula="of:=ABS([.I96]-[.H96])/[.H96]" office:value-type="float" office:value="0.030946065428824">
            <text:p>0.03094606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4">
            <text:p>944</text:p>
          </table:table-cell>
          <table:table-cell table:formula="of:=ABS([.I97]-[.H97])/[.H9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29">
            <text:p>529</text:p>
          </table:table-cell>
          <table:table-cell office:value-type="float" office:value="416">
            <text:p>416</text:p>
          </table:table-cell>
          <table:table-cell table:formula="of:=ABS([.I98]-[.H98])/[.H98]" office:value-type="float" office:value="0.213610586011342">
            <text:p>0.2136105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01">
            <text:p>901</text:p>
          </table:table-cell>
          <table:table-cell office:value-type="float" office:value="885">
            <text:p>885</text:p>
          </table:table-cell>
          <table:table-cell table:formula="of:=ABS([.I99]-[.H99])/[.H99]" office:value-type="float" office:value="0.0177580466148724">
            <text:p>0.01775804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61">
            <text:p>961</text:p>
          </table:table-cell>
          <table:table-cell table:formula="of:=ABS([.I100]-[.H100])/[.H10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41">
            <text:p>541</text:p>
          </table:table-cell>
          <table:table-cell office:value-type="float" office:value="499">
            <text:p>499</text:p>
          </table:table-cell>
          <table:table-cell table:formula="of:=ABS([.I101]-[.H101])/[.H101]" office:value-type="float" office:value="0.077634011090573">
            <text:p>0.0776340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1">
            <text:p>931</text:p>
          </table:table-cell>
          <table:table-cell table:formula="of:=ABS([.I102]-[.H102])/[.H10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01">
            <text:p>701</text:p>
          </table:table-cell>
          <table:table-cell table:formula="of:=ABS([.I103]-[.H103])/[.H10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47">
            <text:p>647</text:p>
          </table:table-cell>
          <table:table-cell table:formula="of:=ABS([.I104]-[.H104])/[.H10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55">
            <text:p>655</text:p>
          </table:table-cell>
          <table:table-cell table:formula="of:=ABS([.I105]-[.H105])/[.H105]" office:value-type="float" office:value="0.116059379217274">
            <text:p>0.11605937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04">
            <text:p>804</text:p>
          </table:table-cell>
          <table:table-cell table:formula="of:=ABS([.I106]-[.H106])/[.H106]" office:value-type="float" office:value="0.0183150183150183">
            <text:p>0.01831501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107]-[.H107])/[.H1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65">
            <text:p>665</text:p>
          </table:table-cell>
          <table:table-cell table:formula="of:=ABS([.I108]-[.H108])/[.H108]" office:value-type="float" office:value="0.0320232896652111">
            <text:p>0.03202328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109]-[.H109])/[.H1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513">
            <text:p>513</text:p>
          </table:table-cell>
          <table:table-cell table:formula="of:=ABS([.I110]-[.H110])/[.H110]" office:value-type="float" office:value="0.306756756756757">
            <text:p>0.30675675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76">
            <text:p>676</text:p>
          </table:table-cell>
          <table:table-cell table:formula="of:=ABS([.I111]-[.H111])/[.H111]" office:value-type="float" office:value="0.0518934081346424">
            <text:p>0.05189340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20">
            <text:p>820</text:p>
          </table:table-cell>
          <table:table-cell table:formula="of:=ABS([.I112]-[.H112])/[.H112]" office:value-type="float" office:value="0.0868596881959911">
            <text:p>0.08685968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31">
            <text:p>531</text:p>
          </table:table-cell>
          <table:table-cell table:formula="of:=ABS([.I113]-[.H113])/[.H113]" office:value-type="float" office:value="0.00375234521575985">
            <text:p>0.00375234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593">
            <text:p>593</text:p>
          </table:table-cell>
          <table:table-cell table:formula="of:=ABS([.I114]-[.H114])/[.H114]" office:value-type="float" office:value="0.182068965517241">
            <text:p>0.18206896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20">
            <text:p>620</text:p>
          </table:table-cell>
          <table:table-cell table:formula="of:=ABS([.I115]-[.H115])/[.H115]" office:value-type="float" office:value="0.161028416779432">
            <text:p>0.16102841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5">
            <text:p>845</text:p>
          </table:table-cell>
          <table:table-cell table:formula="of:=ABS([.I116]-[.H116])/[.H1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117]-[.H117])/[.H1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14">
            <text:p>614</text:p>
          </table:table-cell>
          <table:table-cell table:formula="of:=ABS([.I118]-[.H118])/[.H118]" office:value-type="float" office:value="0.111432706222865">
            <text:p>0.11143270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3">
            <text:p>623</text:p>
          </table:table-cell>
          <table:table-cell table:formula="of:=ABS([.I119]-[.H119])/[.H1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120]-[.H120])/[.H1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30">
            <text:p>830</text:p>
          </table:table-cell>
          <table:table-cell table:formula="of:=ABS([.I121]-[.H121])/[.H121]" office:value-type="float" office:value="0.0919037199124726">
            <text:p>0.09190371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20">
            <text:p>920</text:p>
          </table:table-cell>
          <table:table-cell table:formula="of:=ABS([.I122]-[.H122])/[.H122]" office:value-type="float" office:value="0.0744466800804829">
            <text:p>0.07444668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123]-[.H123])/[.H1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1">
            <text:p>721</text:p>
          </table:table-cell>
          <table:table-cell table:formula="of:=ABS([.I124]-[.H124])/[.H124]" office:value-type="float" office:value="0.0335120643431635">
            <text:p>0.0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78">
            <text:p>878</text:p>
          </table:table-cell>
          <table:table-cell table:formula="of:=ABS([.I125]-[.H125])/[.H125]" office:value-type="float" office:value="0.0404371584699454">
            <text:p>0.04043715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5:.D125]; &quot;T&quot;)" office:value-type="float" office:value="41">
            <text:p>41</text:p>
          </table:table-cell>
          <table:table-cell table:formula="of:=[.E126]/41" office:value-type="float" office:value="1">
            <text:p>1</text:p>
          </table:table-cell>
          <table:table-cell table:number-columns-repeated="3"/>
          <table:table-cell table:formula="of:=AVERAGE([.J85:.J125])" office:value-type="float" office:value="0.052094801609264">
            <text:p>0.05209480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10">
            <text:p>510</text:p>
          </table:table-cell>
          <table:table-cell office:value-type="float" office:value="788">
            <text:p>788</text:p>
          </table:table-cell>
          <table:table-cell table:formula="of:=ABS([.I127]-[.H127])/[.H127]" office:value-type="float" office:value="0.545098039215686">
            <text:p>0.54509803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99">
            <text:p>699</text:p>
          </table:table-cell>
          <table:table-cell office:value-type="float" office:value="679">
            <text:p>679</text:p>
          </table:table-cell>
          <table:table-cell table:formula="of:=ABS([.I128]-[.H128])/[.H128]" office:value-type="float" office:value="0.0286123032904149">
            <text:p>0.02861230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5">
            <text:p>465</text:p>
          </table:table-cell>
          <table:table-cell office:value-type="float" office:value="423">
            <text:p>423</text:p>
          </table:table-cell>
          <table:table-cell table:formula="of:=ABS([.I129]-[.H129])/[.H129]" office:value-type="float" office:value="0.0903225806451613">
            <text:p>0.09032258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233">
            <text:p>233</text:p>
          </table:table-cell>
          <table:table-cell table:formula="of:=ABS([.I130]-[.H130])/[.H1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25">
            <text:p>525</text:p>
          </table:table-cell>
          <table:table-cell office:value-type="float" office:value="869">
            <text:p>869</text:p>
          </table:table-cell>
          <table:table-cell table:formula="of:=ABS([.I131]-[.H131])/[.H131]" office:value-type="float" office:value="0.655238095238095">
            <text:p>0.65523809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62">
            <text:p>762</text:p>
          </table:table-cell>
          <table:table-cell office:value-type="float" office:value="1098">
            <text:p>1098</text:p>
          </table:table-cell>
          <table:table-cell table:formula="of:=ABS([.I132]-[.H132])/[.H132]" office:value-type="float" office:value="0.440944881889764">
            <text:p>0.4409448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989">
            <text:p>989</text:p>
          </table:table-cell>
          <table:table-cell table:formula="of:=ABS([.I133]-[.H133])/[.H133]" office:value-type="float" office:value="0.600323624595469">
            <text:p>0.60032362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69">
            <text:p>869</text:p>
          </table:table-cell>
          <table:table-cell office:value-type="float" office:value="833">
            <text:p>833</text:p>
          </table:table-cell>
          <table:table-cell table:formula="of:=ABS([.I134]-[.H134])/[.H134]" office:value-type="float" office:value="0.0414269275028769">
            <text:p>0.04142692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  <table:table-cell office:value-type="float" office:value="1064">
            <text:p>1064</text:p>
          </table:table-cell>
          <table:table-cell table:formula="of:=ABS([.I135]-[.H135])/[.H135]" office:value-type="float" office:value="0.500705218617772">
            <text:p>0.50070521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  <table:table-cell office:value-type="float" office:value="810">
            <text:p>810</text:p>
          </table:table-cell>
          <table:table-cell table:formula="of:=ABS([.I136]-[.H136])/[.H136]" office:value-type="float" office:value="0.683991683991684">
            <text:p>0.6839916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137]-[.H137])/[.H137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138]-[.H138])/[.H138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139]-[.H139])/[.H139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9">
            <text:p>419</text:p>
          </table:table-cell>
          <table:table-cell table:formula="of:=ABS([.I140]-[.H140])/[.H1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44">
            <text:p>944</text:p>
          </table:table-cell>
          <table:table-cell table:formula="of:=ABS([.I141]-[.H141])/[.H141]" office:value-type="float" office:value="0.394387001477105">
            <text:p>0.3943870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2">
            <text:p>1042</text:p>
          </table:table-cell>
          <table:table-cell table:formula="of:=ABS([.I142]-[.H142])/[.H142]" office:value-type="float" office:value="0.270731707317073">
            <text:p>0.27073170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86">
            <text:p>586</text:p>
          </table:table-cell>
          <table:table-cell table:formula="of:=ABS([.I143]-[.H143])/[.H143]" office:value-type="float" office:value="0.866242038216561">
            <text:p>0.86624203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144]-[.H144])/[.H144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5">
            <text:p>905</text:p>
          </table:table-cell>
          <table:table-cell table:formula="of:=ABS([.I145]-[.H145])/[.H145]" office:value-type="float" office:value="0.549657534246575">
            <text:p>0.5496575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168">
            <text:p>168</text:p>
          </table:table-cell>
          <table:table-cell table:formula="of:=ABS([.I146]-[.H146])/[.H1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39">
            <text:p>539</text:p>
          </table:table-cell>
          <table:table-cell table:formula="of:=ABS([.I147]-[.H147])/[.H147]" office:value-type="float" office:value="0.051056338028169">
            <text:p>0.051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67">
            <text:p>967</text:p>
          </table:table-cell>
          <table:table-cell table:formula="of:=ABS([.I148]-[.H148])/[.H148]" office:value-type="float" office:value="0.68760907504363">
            <text:p>0.6876090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149]-[.H149])/[.H149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362">
            <text:p>362</text:p>
          </table:table-cell>
          <table:table-cell table:formula="of:=ABS([.I150]-[.H150])/[.H150]" office:value-type="float" office:value="0.1256038647343">
            <text:p>0.12560386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03">
            <text:p>703</text:p>
          </table:table-cell>
          <table:table-cell table:formula="of:=ABS([.I151]-[.H151])/[.H151]" office:value-type="float" office:value="0.12453300124533">
            <text:p>0.12453300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96">
            <text:p>996</text:p>
          </table:table-cell>
          <table:table-cell table:formula="of:=ABS([.I152]-[.H152])/[.H152]" office:value-type="float" office:value="1.30023094688222">
            <text:p>1.30023094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153]-[.H153])/[.H153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98">
            <text:p>1098</text:p>
          </table:table-cell>
          <table:table-cell table:formula="of:=ABS([.I154]-[.H154])/[.H154]" office:value-type="float" office:value="0.745627980922099">
            <text:p>0.7456279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353">
            <text:p>353</text:p>
          </table:table-cell>
          <table:table-cell table:formula="of:=ABS([.I155]-[.H155])/[.H155]" office:value-type="float" office:value="0.237580993520518">
            <text:p>0.23758099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7">
            <text:p>987</text:p>
          </table:table-cell>
          <table:table-cell table:formula="of:=ABS([.I156]-[.H156])/[.H156]" office:value-type="float" office:value="0.586816720257235">
            <text:p>0.58681672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157]-[.H157])/[.H157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27:.D157]; &quot;T&quot;)" office:value-type="float" office:value="10">
            <text:p>10</text:p>
          </table:table-cell>
          <table:table-cell table:formula="of:=[.E158]/41" office:value-type="float" office:value="0.24390243902439">
            <text:p>0.243902439</text:p>
          </table:table-cell>
          <table:table-cell table:number-columns-repeated="3"/>
          <table:table-cell table:formula="of:=AVERAGE([.J117:.J157])" office:value-type="float" office:value="0.419267338593555">
            <text:p>0.41926733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38">
            <text:p>1038</text:p>
          </table:table-cell>
          <table:table-cell table:formula="of:=ABS([.I159]-[.H159])/[.H159]" office:value-type="float" office:value="0.830687830687831">
            <text:p>0.83068783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160]-[.H160])/[.H160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161]-[.H161])/[.H161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39">
            <text:p>939</text:p>
          </table:table-cell>
          <table:table-cell table:formula="of:=ABS([.I162]-[.H162])/[.H162]" office:value-type="float" office:value="1.19392523364486">
            <text:p>1.1939252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08">
            <text:p>1008</text:p>
          </table:table-cell>
          <table:table-cell table:formula="of:=ABS([.I163]-[.H163])/[.H163]" office:value-type="float" office:value="0.373297002724796">
            <text:p>0.373297002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59:.D163]; &quot;T&quot;)" office:value-type="float" office:value="0">
            <text:p>0</text:p>
          </table:table-cell>
          <table:table-cell table:formula="of:=[.E164]/5" office:value-type="float" office:value="0">
            <text:p>0</text:p>
          </table:table-cell>
          <table:table-cell table:number-columns-repeated="3"/>
          <table:table-cell table:formula="of:=AVERAGE([.J159:.J163])" office:value-type="float" office:value="0.881867134317044">
            <text:p>0.88186713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165]-[.H165])/[.H165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31">
            <text:p>831</text:p>
          </table:table-cell>
          <table:table-cell table:formula="of:=ABS([.I166]-[.H166])/[.H166]" office:value-type="float" office:value="0.380398671096345">
            <text:p>0.38039867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16">
            <text:p>916</text:p>
          </table:table-cell>
          <table:table-cell table:formula="of:=ABS([.I167]-[.H167])/[.H167]" office:value-type="float" office:value="1.08656036446469">
            <text:p>1.08656036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168]-[.H168])/[.H168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2">
            <text:p>822</text:p>
          </table:table-cell>
          <table:table-cell table:formula="of:=ABS([.I169]-[.H169])/[.H169]" office:value-type="float" office:value="1.10769230769231">
            <text:p>1.107692307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65:.D169]; &quot;T&quot;)" office:value-type="float" office:value="0">
            <text:p>0</text:p>
          </table:table-cell>
          <table:table-cell table:formula="of:=[.E170]/5" office:value-type="float" office:value="0">
            <text:p>0</text:p>
          </table:table-cell>
          <table:table-cell table:number-columns-repeated="3"/>
          <table:table-cell table:formula="of:=AVERAGE([.J165:.J169])" office:value-type="float" office:value="0.676907237708334">
            <text:p>0.67690723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979">
            <text:p>979</text:p>
          </table:table-cell>
          <table:table-cell table:formula="of:=ABS([.I171]-[.H171])/[.H171]" office:value-type="float" office:value="1.36473429951691">
            <text:p>1.36473429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254">
            <text:p>1254</text:p>
          </table:table-cell>
          <table:table-cell table:formula="of:=ABS([.I172]-[.H172])/[.H172]" office:value-type="float" office:value="0.806916426512968">
            <text:p>0.80691642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971">
            <text:p>971</text:p>
          </table:table-cell>
          <table:table-cell table:formula="of:=ABS([.I173]-[.H173])/[.H173]" office:value-type="float" office:value="0.691637630662021">
            <text:p>0.69163763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615">
            <text:p>615</text:p>
          </table:table-cell>
          <table:table-cell table:formula="of:=ABS([.I174]-[.H174])/[.H174]" office:value-type="float" office:value="0.0639269406392694">
            <text:p>0.06392694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966">
            <text:p>966</text:p>
          </table:table-cell>
          <table:table-cell table:formula="of:=ABS([.I175]-[.H175])/[.H175]" office:value-type="float" office:value="1.05095541401274">
            <text:p>1.05095541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71:.D175]; &quot;T&quot;)" office:value-type="float" office:value="1">
            <text:p>1</text:p>
          </table:table-cell>
          <table:table-cell table:formula="of:=[.E176]/5" office:value-type="float" office:value="0.2">
            <text:p>0.2</text:p>
          </table:table-cell>
          <table:table-cell table:number-columns-repeated="3"/>
          <table:table-cell table:formula="of:=AVERAGE([.J171:.J175])" office:value-type="float" office:value="0.795634142268781">
            <text:p>0.7956341423</text:p>
          </table:table-cell>
          <table:table-cell table:number-columns-repeated="15"/>
        </table:table-row>
        <table:table-row table:style-name="ro1" table:number-rows-repeated="104839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8:41:08</dc:date>
    <meta:document-statistic meta:table-count="1" meta:cell-count="1740" meta:object-count="0"/>
    <meta:generator>LibreOffice/4.0.3.3$Linux_x86 LibreOffice_project/400m0$Build-3</meta:generator>
  </office:meta>
</office:document-meta>
</file>